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76cm" table:align="left"/>
    </style:style>
    <style:style style:name="表格1.A" style:family="table-column">
      <style:table-column-properties style:column-width="9.253cm"/>
    </style:style>
    <style:style style:name="表格1.B" style:family="table-column">
      <style:table-column-properties style:column-width="7.507cm"/>
    </style:style>
    <style:style style:name="表格1.A1" style:family="table-cell">
      <style:table-cell-properties fo:padding-left="0.191cm" fo:padding-right="0.191cm" fo:padding-top="0cm" fo:padding-bottom="0.049cm" fo:border="1pt solid #000000"/>
    </style:style>
    <style:style style:name="表格1.B1" style:family="table-cell">
      <style:table-cell-properties fo:padding-left="0cm" fo:padding-right="0.191cm" fo:padding-top="0cm" fo:padding-bottom="0.049cm" fo:border-left="none" fo:border-right="1pt solid #000000" fo:border-top="1pt solid #000000" fo:border-bottom="1pt solid #000000"/>
    </style:style>
    <style:style style:name="表格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2" style:family="table">
      <style:table-properties style:width="16.76cm" table:align="left"/>
    </style:style>
    <style:style style:name="表格2.A" style:family="table-column">
      <style:table-column-properties style:column-width="10.603cm"/>
    </style:style>
    <style:style style:name="表格2.B" style:family="table-column">
      <style:table-column-properties style:column-width="6.158cm"/>
    </style:style>
    <style:style style:name="表格2.A1" style:family="table-cell">
      <style:table-cell-properties fo:padding-left="0.191cm" fo:padding-right="0.191cm" fo:padding-top="0.049cm" fo:padding-bottom="0.049cm" fo:border="1pt solid #000000"/>
    </style:style>
    <style:style style:name="表格2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2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pt" officeooo:rsid="000bf023" officeooo:paragraph-rsid="000bf023" style:font-size-asian="18pt" style:language-asian="zh" style:country-asian="CN" style:font-size-complex="18pt"/>
    </style:style>
    <style:style style:name="P2" style:family="paragraph" style:parent-style-name="Standard">
      <style:text-properties fo:font-size="18pt" officeooo:rsid="000e25c4" officeooo:paragraph-rsid="000bf023" style:font-size-asian="18pt" style:language-asian="zh" style:country-asian="CN" style:font-size-complex="18pt"/>
    </style:style>
    <style:style style:name="P3" style:family="paragraph" style:parent-style-name="Standard">
      <style:text-properties fo:font-size="18pt" fo:font-weight="bold" officeooo:rsid="000bf023" officeooo:paragraph-rsid="000bf023" style:font-size-asian="18pt" style:language-asian="zh" style:country-asian="CN" style:font-weight-asian="bold" style:font-size-complex="18pt" style:font-weight-complex="bold"/>
    </style:style>
    <style:style style:name="P4" style:family="paragraph" style:parent-style-name="Text_20_body">
      <style:text-properties fo:font-size="18pt" style:font-size-asian="18pt" style:font-size-complex="18pt"/>
    </style:style>
    <style:style style:name="P5" style:family="paragraph" style:parent-style-name="Text_20_body">
      <style:text-properties fo:font-size="22pt" fo:font-weight="normal" officeooo:rsid="000bf023" officeooo:paragraph-rsid="000bf023" style:font-size-asian="22pt" style:language-asian="zh" style:country-asian="CN" style:font-weight-asian="normal" style:font-size-complex="22pt" style:font-weight-complex="normal"/>
    </style:style>
    <style:style style:name="P6" style:family="paragraph" style:parent-style-name="Text_20_body">
      <style:text-properties fo:color="#ff0000" fo:font-size="18pt" officeooo:rsid="000f2cc9" officeooo:paragraph-rsid="000f2cc9" style:font-size-asian="18pt" style:font-size-complex="18pt"/>
    </style:style>
    <style:style style:name="P7" style:family="paragraph" style:parent-style-name="Table_20_Contents">
      <style:text-properties fo:color="#00a800" fo:font-size="18pt" officeooo:rsid="000c8b25" officeooo:paragraph-rsid="000c8b25" style:font-size-asian="18pt" style:font-size-complex="18pt"/>
    </style:style>
    <style:style style:name="P8" style:family="paragraph" style:parent-style-name="Table_20_Contents">
      <style:text-properties fo:color="#00a800" fo:font-size="18pt" officeooo:rsid="000e25c4" officeooo:paragraph-rsid="000e25c4" style:font-size-asian="18pt" style:font-size-complex="18pt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Calibri" fo:font-size="16pt" style:font-size-asian="16pt" style:font-size-complex="16pt"/>
    </style:style>
    <style:style style:name="P1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" fo:font-size="16pt" style:font-size-asian="16pt" style:font-size-complex="16pt"/>
    </style:style>
    <style:style style:name="P11" style:family="paragraph" style:parent-style-name="Table_20_Contents">
      <style:paragraph-properties fo:margin-top="0cm" fo:margin-bottom="0.499cm" loext:contextual-spacing="false"/>
      <style:text-properties fo:font-size="16pt" style:font-size-asian="16pt" style:font-size-complex="16pt"/>
    </style:style>
    <style:style style:name="P1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6pt" style:font-size-asian="16pt" style:font-size-complex="16pt"/>
    </style:style>
    <style:style style:name="P13" style:family="paragraph" style:parent-style-name="Heading_20_2">
      <style:text-properties fo:font-size="18pt" officeooo:paragraph-rsid="000bf023" style:font-size-asian="18pt" style:font-size-complex="18pt"/>
    </style:style>
    <style:style style:name="P14" style:family="paragraph" style:parent-style-name="Table_20_Contents">
      <style:text-properties fo:color="#ff0000" fo:font-size="18pt" officeooo:rsid="000c8b25" officeooo:paragraph-rsid="000c8b25" style:font-size-asian="18pt" style:font-size-complex="18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language-asian="zh" style:country-asian="CN" style:font-weight-asian="bold"/>
    </style:style>
    <style:style style:name="T3" style:family="text">
      <style:text-properties officeooo:rsid="000bf023" style:font-name-asian="宋体1" style:language-asian="zh" style:country-asian="CN" style:font-weight-asian="bold"/>
    </style:style>
    <style:style style:name="T4" style:family="text">
      <style:text-properties fo:font-weight="bold" officeooo:rsid="000bf023" style:language-asian="zh" style:country-asian="CN"/>
    </style:style>
    <style:style style:name="T5" style:family="text">
      <style:text-properties style:font-name="Calibri"/>
    </style:style>
    <style:style style:name="T6" style:family="text">
      <style:text-properties officeooo:rsid="0010d64e" style:language-asian="zh" style:country-asian="C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span text:style-name="T4">2 JSTL</text:span><text:span text:style-name="T3">核心库</text:span></text:h>
      <text:p text:style-name="P6"><text:span text:style-name="T3">J</text:span><text:span text:style-name="T2">STL的输出要加EL表达式</text:span></text:p>
      <text:p text:style-name="P4">1<text:span text:style-name="T1">　</text:span><text:span text:style-name="T5">out</text:span><text:span text:style-name="T1">和</text:span><text:span text:style-name="T5">set</text:span><text:span text:style-name="T1">（重点）</text:span></text:p>
      <text:p text:style-name="P1">out</text:p>
      <text:p text:style-name="P1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1">&lt;c:out value=”${'aaa'}”/&gt;</text:p>
          </table:table-cell>
          <table:table-cell table:style-name="表格1.B1" office:value-type="string">
            <text:p text:style-name="P11"/>
          </table:table-cell>
        </table:table-row>
        <table:table-row>
          <table:table-cell table:style-name="表格1.A2" office:value-type="string">
            <text:p text:style-name="P11">&lt;c:out value=”${aaa}”default=”xxx”/&gt;</text:p>
          </table:table-cell>
          <table:table-cell table:style-name="表格1.B2" office:value-type="string">
            <text:p text:style-name="P11">当<text:span text:style-name="T5">${aaa}</text:span><text:span text:style-name="T1">不存在时，输出</text:span><text:span text:style-name="T5">xxx</text:span><text:span text:style-name="T1">字符串</text:span></text:p>
          </table:table-cell>
        </table:table-row>
        <table:table-row>
          <table:table-cell table:style-name="表格1.A2" office:value-type="string">
            <text:p text:style-name="P9">&lt;%</text:p>
            <text:p text:style-name="P9">request.setAttribute("a","&lt;script&gt;alert('hello');&lt;/script&gt;");</text:p>
            <text:p text:style-name="P9">%&gt;</text:p>
            <text:p text:style-name="P9">&lt;c:out value="${a }" default="xxx" escapeXml="false" /&gt;</text:p>
          </table:table-cell>
          <table:table-cell table:style-name="表格1.B2" office:value-type="string">
            <text:p text:style-name="P11">当<text:span text:style-name="T5">escapeXml</text:span><text:span text:style-name="T1">为</text:span><text:span text:style-name="T5">false</text:span><text:span text:style-name="T1">，不会转换“</text:span><text:span text:style-name="T5">&lt;</text:span>”<text:span text:style-name="T1">、“</text:span><text:span text:style-name="T5">&gt;</text:span>”<text:span text:style-name="T1">。这可能会受到</text:span><text:span text:style-name="T5">JavaScript</text:span><text:span text:style-name="T1">攻击。</text:span></text:p>
          </table:table-cell>
        </table:table-row>
      </table:table>
      <text:p text:style-name="P1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7">&lt;c:out value="${12} "&gt;&lt;/c:out&gt;&lt;br&gt;</text:p>
            <text:p text:style-name="P7">&lt;c:out value="${pname}"&gt;&lt;/c:out&gt;&lt;br&gt;</text:p>
            <text:p text:style-name="P7">&lt;%--设置默认值 --%&gt;</text:p>
            <text:p text:style-name="P7">&lt;c:out value="${name}" default="unkown"&gt;&lt;/c:out&gt;&lt;hr&gt;</text:p>
            <text:p text:style-name="P7">&lt;%--设置<text:span text:style-name="T6">解析</text:span>html代码 --%&gt;</text:p>
            <text:p text:style-name="P14">&lt;c:out value="${'&lt;font color=red&gt;何明杰&lt;/font&gt;'}" escapeXml="false"&gt;&lt;/c:out&gt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1"/>
      <text:p text:style-name="P5">set<text:span text:style-name="T1">：</text:span><text:span text:style-name="T5">set</text:span><text:span text:style-name="T1">标签的</text:span><text:span text:style-name="T5">var</text:span><text:span text:style-name="T1">、</text:span><text:span text:style-name="T5">value</text:span><text:span text:style-name="T1">、</text:span><text:span text:style-name="T5">scope</text:span><text:span text:style-name="T1">是一组，而</text:span><text:span text:style-name="T5">target</text:span><text:span text:style-name="T1">、</text:span><text:span text:style-name="T5">property</text:span><text:span text:style-name="T1">、</text:span><text:span text:style-name="T5">value</text:span><text:span text:style-name="T1">是一组。</text:span></text:p>
      <text:p text:style-name="P3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1">&lt;c:set var=”a”value=”hello”/&gt;</text:p>
          </table:table-cell>
          <table:table-cell table:style-name="表格2.B1" office:value-type="string">
            <text:p text:style-name="P11"><text:bookmark text:name="OLE_LINK1"/>在<text:span text:style-name="T5">pageContext</text:span><text:span text:style-name="T1">中添加</text:span><text:span text:style-name="T5">name</text:span><text:span text:style-name="T1">为</text:span><text:span text:style-name="T5">a</text:span><text:span text:style-name="T1">，</text:span><text:span text:style-name="T5">value</text:span><text:span text:style-name="T1">为</text:span><text:span text:style-name="T5">hello</text:span><text:span text:style-name="T1">的数据。</text:span></text:p>
          </table:table-cell>
        </table:table-row>
        <table:table-row>
          <table:table-cell table:style-name="表格2.A2" office:value-type="string">
            <text:p text:style-name="P11">&lt;c:set var=”a”value=”hello”scope=”session”/&gt;</text:p>
          </table:table-cell>
          <table:table-cell table:style-name="表格2.B2" office:value-type="string">
            <text:p text:style-name="P11">在<text:span text:style-name="T5">session</text:span><text:span text:style-name="T1">中添加</text:span><text:span text:style-name="T5">name</text:span><text:span text:style-name="T1">为</text:span><text:span text:style-name="T5">a</text:span><text:span text:style-name="T1">，</text:span><text:span text:style-name="T5">value</text:span><text:span text:style-name="T1">为</text:span><text:span text:style-name="T5">hello</text:span><text:span text:style-name="T1">的数据。</text:span></text:p>
          </table:table-cell>
        </table:table-row>
        <table:table-row>
          <table:table-cell table:style-name="表格2.A2" office:value-type="string">
            <text:p text:style-name="P12"><text:span text:style-name="T5">&lt;jsp:useBean id="user" class="</text:span>com.rl<text:span text:style-name="T5">.domain.User"/&gt;</text:span></text:p>
            <text:p text:style-name="P12"><text:span text:style-name="T5">&lt;c:set target="${user }" property="username" value="</text:span>renliang<text:span text:style-name="T5">"/&gt;</text:span></text:p>
            <text:p text:style-name="P10">&lt;c:set target="${user }" property="password" value="123456"/&gt;</text:p>
            <text:p text:style-name="P9">&lt;c:out value="${user }" /&gt;</text:p>
          </table:table-cell>
          <table:table-cell table:style-name="表格2.B2" office:value-type="string">
            <text:p text:style-name="P11">给<text:span text:style-name="T5">user</text:span><text:span text:style-name="T1">的</text:span><text:span text:style-name="T5">username</text:span><text:span text:style-name="T1">属性赋值</text:span><text:span text:style-name="T5">renliang</text:span><text:span text:style-name="T1">，给</text:span><text:span text:style-name="T5">user</text:span><text:span text:style-name="T1">的</text:span><text:span text:style-name="T5">password</text:span><text:span text:style-name="T1">属性赋值</text:span><text:span text:style-name="T5">123456</text:span><text:span text:style-name="T1">。</text:span></text:p>
          </table:table-cell>
        </table:table-row>
      </table:table>
      <text:p text:style-name="P3"/>
      <table:table table:name="表格4" table:style-name="表格4">
        <table:table-column table:style-name="表格4.A"/>
        <table:table-row>
          <table:table-cell table:style-name="表格4.A1" office:value-type="string">
            <text:p text:style-name="P8">&lt;h1&gt;JSTL核心库set&lt;/h1&gt;</text:p>
            <text:p text:style-name="P8">&lt;c:set var="pname1" value="hemingjie"&gt;&lt;/c:set&gt;</text:p>
            <text:p text:style-name="P8">&lt;c:set var="pname2" value="hemingjie" scope="request"&gt;&lt;/c:set&gt;</text:p>
            <text:p text:style-name="P8">&lt;c:out value="${pageScope.pname1}"&gt;&lt;/c:out&gt;</text:p>
            <text:p text:style-name="P8">${requestScope.pname2}</text:p>
            <text:p text:style-name="P8">&lt;jsp:useBean id="person" class="cm.mj.mode.person"&gt;&lt;/jsp:useBean&gt;</text:p>
            <text:p text:style-name="P8">&lt;c:set target="${person}" property="name" value="hemingjie"&gt;&lt;/c:set&gt;</text:p>
            <text:p text:style-name="P8">&lt;c:set target="${person}" property="age" value="21"&gt;&lt;/c:set&gt;</text:p>
            <text:p text:style-name="P8"><text:soft-page-break/>&lt;c:out value="${person}"&gt;&lt;/c:out&gt;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M9S</meta:editing-duration>
    <meta:editing-cycles>10</meta:editing-cycles>
    <meta:generator>LibreOffice/5.3.0.3$Windows_X86_64 LibreOffice_project/7074905676c47b82bbcfbea1aeefc84afe1c50e1</meta:generator>
    <dc:date>2018-03-26T12:04:48.066000000</dc:date>
    <meta:document-statistic meta:table-count="4" meta:image-count="0" meta:object-count="0" meta:page-count="3" meta:paragraph-count="37" meta:word-count="233" meta:character-count="1385" meta:non-whitespace-character-count="1336"/>
    <meta:user-defined meta:name="Info 1"/>
    <meta:user-defined meta:name="Info 2"/>
    <meta:user-defined meta:name="Info 3"/>
    <meta:user-defined meta:name="Info 4"/>
  </office:meta>
</office:document-meta>
</file>